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d51" officeooo:paragraph-rsid="0000bd51"/>
    </style:style>
    <style:style style:name="P2" style:family="paragraph" style:parent-style-name="Standard" style:list-style-name="L1">
      <style:text-properties officeooo:rsid="0000bd51" officeooo:paragraph-rsid="0000bd51"/>
    </style:style>
    <style:style style:name="P3" style:family="paragraph" style:parent-style-name="Standard">
      <style:text-properties officeooo:rsid="00029655" officeooo:paragraph-rsid="00029655"/>
    </style:style>
    <style:style style:name="P4" style:family="paragraph" style:parent-style-name="Standard" style:list-style-name="L2">
      <style:text-properties officeooo:rsid="0002f5fa" officeooo:paragraph-rsid="0002f5fa"/>
    </style:style>
    <style:style style:name="P5" style:family="paragraph" style:parent-style-name="Standard">
      <style:text-properties officeooo:rsid="0002f5fa" officeooo:paragraph-rsid="0002f5fa"/>
    </style:style>
    <style:style style:name="P6" style:family="paragraph" style:parent-style-name="Standard">
      <style:text-properties officeooo:rsid="000490a2" officeooo:paragraph-rsid="000490a2"/>
    </style:style>
    <style:style style:name="P7" style:family="paragraph" style:parent-style-name="Standard">
      <style:text-properties officeooo:rsid="00064468" officeooo:paragraph-rsid="00064468"/>
    </style:style>
    <style:style style:name="P8" style:family="paragraph" style:parent-style-name="Standard">
      <style:text-properties officeooo:rsid="000762af" officeooo:paragraph-rsid="000762af"/>
    </style:style>
    <style:style style:name="P9" style:family="paragraph" style:parent-style-name="Standard">
      <style:text-properties fo:font-weight="bold" officeooo:rsid="0008e0f4" officeooo:paragraph-rsid="0008e0f4" style:font-weight-asian="bold" style:font-weight-complex="bold"/>
    </style:style>
    <style:style style:name="P10" style:family="paragraph" style:parent-style-name="Standard" style:list-style-name="L3">
      <style:text-properties fo:font-weight="bold" officeooo:rsid="0008e0f4" officeooo:paragraph-rsid="0008e0f4" style:font-weight-asian="bold" style:font-weight-complex="bold"/>
    </style:style>
    <style:style style:name="P11" style:family="paragraph" style:parent-style-name="Standard">
      <style:text-properties fo:font-weight="bold" officeooo:rsid="000b1768" officeooo:paragraph-rsid="000b1768" style:font-weight-asian="bold" style:font-weight-complex="bold"/>
    </style:style>
    <style:style style:name="P12" style:family="paragraph" style:parent-style-name="Standard" style:list-style-name="L4">
      <style:text-properties fo:font-weight="bold" officeooo:rsid="000b1768" officeooo:paragraph-rsid="000b1768" style:font-weight-asian="bold" style:font-weight-complex="bold"/>
    </style:style>
    <style:style style:name="P13" style:family="paragraph" style:parent-style-name="Standard" style:list-style-name="L4">
      <style:text-properties fo:font-weight="bold" officeooo:rsid="000d9926" officeooo:paragraph-rsid="000ea754" style:font-weight-asian="bold" style:font-weight-complex="bold"/>
    </style:style>
    <style:style style:name="P14" style:family="paragraph" style:parent-style-name="Standard" style:list-style-name="L4">
      <style:text-properties fo:font-weight="bold" officeooo:rsid="000ea754" officeooo:paragraph-rsid="000ea754" style:font-weight-asian="bold" style:font-weight-complex="bold"/>
    </style:style>
    <style:style style:name="P15" style:family="paragraph" style:parent-style-name="Standard">
      <style:text-properties fo:font-weight="bold" officeooo:rsid="000ea754" officeooo:paragraph-rsid="000ea754" style:font-weight-asian="bold" style:font-weight-complex="bold"/>
    </style:style>
    <style:style style:name="P16" style:family="paragraph" style:parent-style-name="Standard">
      <style:text-properties fo:font-weight="bold" officeooo:rsid="000facc8" officeooo:paragraph-rsid="000facc8" style:font-weight-asian="bold" style:font-weight-complex="bold"/>
    </style:style>
    <style:style style:name="P17" style:family="paragraph" style:parent-style-name="Standard" style:list-style-name="L5">
      <style:text-properties fo:font-weight="bold" officeooo:rsid="000facc8" officeooo:paragraph-rsid="000facc8" style:font-weight-asian="bold" style:font-weight-complex="bold"/>
    </style:style>
    <style:style style:name="P18" style:family="paragraph" style:parent-style-name="Standard" style:list-style-name="L5">
      <style:text-properties fo:font-weight="bold" officeooo:rsid="000ffb86" officeooo:paragraph-rsid="000ffb86" style:font-weight-asian="bold" style:font-weight-complex="bold"/>
    </style:style>
    <style:style style:name="P19" style:family="paragraph" style:parent-style-name="Standard" style:list-style-name="L5">
      <style:text-properties fo:font-weight="bold" officeooo:rsid="0011bef7" officeooo:paragraph-rsid="0011bef7" style:font-weight-asian="bold" style:font-weight-complex="bold"/>
    </style:style>
    <style:style style:name="P20" style:family="paragraph" style:parent-style-name="Standard" style:list-style-name="L5">
      <style:text-properties fo:font-weight="bold" officeooo:rsid="00135857" officeooo:paragraph-rsid="00135857" style:font-weight-asian="bold" style:font-weight-complex="bold"/>
    </style:style>
    <style:style style:name="P21" style:family="paragraph" style:parent-style-name="Standard">
      <style:text-properties fo:font-weight="bold" officeooo:rsid="00135857" officeooo:paragraph-rsid="0013585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ffcb" style:font-weight-asian="normal" style:font-weight-complex="normal"/>
    </style:style>
    <style:style style:name="T4" style:family="text">
      <style:text-properties fo:font-weight="normal" officeooo:rsid="00174141" style:font-weight-asian="normal" style:font-weight-complex="normal"/>
    </style:style>
    <style:style style:name="T5" style:family="text">
      <style:text-properties fo:font-weight="normal" officeooo:rsid="0017e12e" style:font-weight-asian="normal" style:font-weight-complex="normal"/>
    </style:style>
    <style:style style:name="T6" style:family="text">
      <style:text-properties fo:color="#ce181e" fo:font-weight="normal" style:font-weight-asian="normal" style:font-weight-complex="normal"/>
    </style:style>
    <style:style style:name="T7" style:family="text">
      <style:text-properties fo:color="#ce181e" fo:font-weight="normal" officeooo:rsid="000d9926" style:font-weight-asian="normal" style:font-weight-complex="normal"/>
    </style:style>
    <style:style style:name="T8" style:family="text">
      <style:text-properties fo:color="#ce181e" fo:font-weight="normal" officeooo:rsid="000ffb86" style:font-weight-asian="normal" style:font-weight-complex="normal"/>
    </style:style>
    <style:style style:name="T9" style:family="text">
      <style:text-properties fo:color="#ce181e" fo:font-weight="normal" officeooo:rsid="0010865f" style:font-weight-asian="normal" style:font-weight-complex="normal"/>
    </style:style>
    <style:style style:name="T10" style:family="text">
      <style:text-properties fo:color="#ce181e" fo:font-weight="normal" officeooo:rsid="0017e12e" style:font-weight-asian="normal" style:font-weight-complex="normal"/>
    </style:style>
    <style:style style:name="T11" style:family="text">
      <style:text-properties officeooo:rsid="000cee4b"/>
    </style:style>
    <style:style style:name="T12" style:family="text">
      <style:text-properties officeooo:rsid="001673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ículo adquirido com isenção do IPI por taxistas e portadores de deficiência:</text:p>
      <text:list xml:id="list478460814" text:style-name="L1">
        <text:list-item>
          <text:p text:style-name="P2">alienado com <text:span text:style-name="T1">menos de 2 anos</text:span> da compra → se quem receber o veículo não satisf<text:span text:style-name="T12">a</text:span>zer os requisitos, <text:span text:style-name="T1">alienante</text:span><text:span text:style-name="T2"> pagará o tributo dispensado;</text:span></text:p>
        </text:list-item>
        <text:list-item>
          <text:p text:style-name="P2"><text:span text:style-name="T2">no caso dos portadores de deficiência, seus curadores são </text:span><text:span text:style-name="T1">solidariamente responsáveis</text:span><text:span text:style-name="T2"> pelo pagamento do tributo.</text:span></text:p>
        </text:list-item>
      </text:list>
      <text:p text:style-name="P1"><text:span text:style-name="T2"/></text:p>
      <text:p text:style-name="P3"><text:span text:style-name="T2">EBAS de utilidade pública podem vender em feiras e afins, </text:span><text:span text:style-name="T1">com isenção</text:span><text:span text:style-name="T2"> do IPI-importação, produtos estrangeiros recebidos em doação de representações diplomáticas estrangeiras sediadas no País.</text:span></text:p>
      <text:list xml:id="list1258503223" text:style-name="L2">
        <text:list-item>
          <text:p text:style-name="P4"><text:span text:style-name="T2">Condição → produto líquido da venda deve ter destinação exclusiva ao desenvolvimento de atividades beneficentes no País.</text:span></text:p>
        </text:list-item>
      </text:list>
      <text:p text:style-name="P5"><text:span text:style-name="T2"/></text:p>
      <text:p text:style-name="P6"><text:span text:style-name="T2">Quando houver descumprimento das condições que permitiam a </text:span><text:span text:style-name="T1">suspensão ou isenção</text:span><text:span text:style-name="T2"> do IPI, considera-se ocorrido o FG </text:span><text:span text:style-name="T1">na data de saída dos produtos do industrial</text:span><text:span text:style-name="T2">.</text:span></text:p>
      <text:p text:style-name="P6"><text:span text:style-name="T2"/></text:p>
      <text:p text:style-name="P7"><text:span text:style-name="T2">Isenção é </text:span><text:span text:style-name="T1">benefício fiscal</text:span><text:span text:style-name="T2">, j</text:span><text:span text:style-name="T4">á</text:span><text:span text:style-name="T2"> a suspensão </text:span><text:span text:style-name="T1">não</text:span><text:span text:style-name="T2"> o é.</text:span></text:p>
      <text:p text:style-name="P8"><text:span text:style-name="T2">Isenção é </text:span><text:span text:style-name="T1">facultativa</text:span><text:span text:style-name="T2"> (seu titular pode renunciá-la).</text:span></text:p>
      <text:p text:style-name="P8"><text:span text:style-name="T2">Suspensão possui casos em que é </text:span><text:span text:style-name="T1">obrigatória</text:span><text:span text:style-name="T2"> e outros casos em que é </text:span><text:span text:style-name="T1">facultativa</text:span><text:span text:style-name="T2">.</text:span></text:p>
      <text:p text:style-name="P8"><text:span text:style-name="T2"/></text:p>
      <text:p text:style-name="P9">ZFM<text:span text:style-name="T2">:</text:span></text:p>
      <text:list xml:id="list3887618899" text:style-name="L3">
        <text:list-item>
          <text:p text:style-name="P10"><text:span text:style-name="T2">criada em 1967;</text:span></text:p>
        </text:list-item>
        <text:list-item>
          <text:p text:style-name="P10"><text:span text:style-name="T2">CF88 manteve a ZFM por mais 25 anos (</text:span><text:span text:style-name="T3">de 1988 </text:span><text:span text:style-name="T2">até 2013);</text:span></text:p>
        </text:list-item>
        <text:list-item>
          <text:p text:style-name="P10"><text:span text:style-name="T2">EC 42/03 prorrogou o prazo por mais 10 anos (até 2023);</text:span></text:p>
        </text:list-item>
        <text:list-item>
          <text:p text:style-name="P10"><text:span text:style-name="T2">EC 83/14 prorrogou o prazo por mais 50 anos (até 2073).</text:span></text:p>
        </text:list-item>
      </text:list>
      <text:p text:style-name="P9"><text:span text:style-name="T2"/></text:p>
      <text:p text:style-name="P11"><text:span text:style-name="T2">Benefícios fiscais para </text:span>industrialização na ZFM<text:span text:style-name="T2">:</text:span></text:p>
      <text:list xml:id="list2246397385" text:style-name="L4">
        <text:list-item>
          <text:p text:style-name="P12"><text:span text:style-name="T2">se produto for destinado a </text:span>consumo interno<text:span text:style-name="T2"> na ZFM, são </text:span>isentos<text:span text:style-name="T2">; </text:span><text:span text:style-name="T6">[exceto: </text:span><text:span text:style-name="T8">armas e munições, automóveis de passageiros, fumo, bebidas alcoólicas</text:span><text:span text:style-name="T6"> →</text:span><text:span text:style-name="T8"> macete: AMAFuBeb</text:span><text:span text:style-name="T6">]</text:span></text:p>
        </text:list-item>
        <text:list-item>
          <text:p text:style-name="P12"><text:span text:style-name="T2">se produto for destinado a </text:span>outro ponto do País<text:span text:style-name="T2">, serão </text:span>isentos<text:span text:style-name="T2"> só aqueles industrializados por estabelecimentos com </text:span>projetos aprovados pela SUFRAMA<text:span text:style-name="T2"> e que </text:span>não seja por acondicionamento ou re<text:span text:style-name="T11">a</text:span>condicionamento<text:span text:style-name="T2">; </text:span><text:span text:style-name="T7">[exceto: </text:span><text:span text:style-name="T8">AMAFuBeb</text:span><text:span text:style-name="T7"> + produtos de perfumaria/toucador, cosméticos. Mas se esses adicionais usarem matéria-prima da fauna/flora regionais e em conformidade com o PPB, eles receberão a isenção sim]</text:span></text:p>
        </text:list-item>
        <text:list-item>
          <text:p text:style-name="P13"><text:span text:style-name="T2">no caso dos </text:span>bens de informática<text:span text:style-name="T2">, para receber a </text:span>isenção<text:span text:style-name="T2">:</text:span></text:p>
          <text:list>
            <text:list-item>
              <text:p text:style-name="P13"><text:span text:style-name="T2">os fabricantes devem investir, </text:span>anualmente<text:span text:style-name="T2">, em atividades de P&amp;D realizadas na AM;</text:span></text:p>
            </text:list-item>
            <text:list-item>
              <text:p text:style-name="P14"><text:span text:style-name="T2">bens de informática relacionados pelo Poder Executivo;</text:span></text:p>
            </text:list-item>
            <text:list-item>
              <text:p text:style-name="P14"><text:span text:style-name="T2">fabricação deve seguir o PPB;</text:span></text:p>
            </text:list-item>
          </text:list>
        </text:list-item>
        <text:list-item>
          <text:p text:style-name="P14"><text:span text:style-name="T2">se produto for destinado a </text:span>exportação<text:span text:style-name="T2">: são </text:span>imunes<text:span text:style-name="T2">, como qualquer outro.</text:span></text:p>
        </text:list-item>
      </text:list>
      <text:p text:style-name="P15"><text:span text:style-name="T2"/></text:p>
      <text:p text:style-name="P16"><text:span text:style-name="T2">Benefícios fiscais na </text:span>importação na ZFM<text:span text:style-name="T2">:</text:span></text:p>
      <text:list xml:id="list1215054976" text:style-name="L5">
        <text:list-item>
          <text:p text:style-name="P17"><text:span text:style-name="T2">são desembaraçados com </text:span>suspensão<text:span text:style-name="T2">;</text:span></text:p>
        </text:list-item>
        <text:list-item>
          <text:p text:style-name="P18"><text:span text:style-name="T2">se produtos forem </text:span>consumidos, usados na industrialização, na pesca/agropecuária, na instalação/operação de indústrias/serviços ou estocados para exportação<text:span text:style-name="T2">, a suspensão converte-se em </text:span>isenção<text:span text:style-name="T2">; </text:span><text:span text:style-name="T9">[exceto: AMAFuBeb]</text:span></text:p>
        </text:list-item>
        <text:list-item>
          <text:p text:style-name="P19">não<text:span text:style-name="T2"> podem ser desembaraçados com suspensão, nem gozam de isenção, os produtos nacionais exportados que posteriormente venham a ser importados por intermédio da ZFM;</text:span></text:p>
        </text:list-item>
        <text:list-item>
          <text:p text:style-name="P20"><text:span text:style-name="T2">se produtos forem importados pela ZFM, e desta saem para outros pontos do País, eles ficam sujeitos ao </text:span>pagamento do IPI-importação<text:span text:style-name="T2">, exceto:</text:span></text:p>
          <text:list>
            <text:list-item>
              <text:p text:style-name="P20"><text:span text:style-name="T2">bagagem de passageiros; </text:span><text:span text:style-name="T10">[até determinado limite]</text:span></text:p>
            </text:list-item>
            <text:list-item>
              <text:p text:style-name="P20"><text:span text:style-name="T2">insumos para industrialização na ZFM;</text:span></text:p>
            </text:list-item>
            <text:list-item>
              <text:p text:style-name="P20"><text:soft-page-break/><text:span text:style-name="T2">bens de produção e de consumo, alimentos e medicamentos, quando destinados à Amazônia Ocidental.</text:span></text:p>
            </text:list-item>
          </text:list>
        </text:list-item>
      </text:list>
      <text:p text:style-name="P21"><text:span text:style-name="T2"/></text:p>
      <text:p text:style-name="P2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5-30T15:53:55.308000000</dc:date>
    <meta:editing-duration>PT1H31M1S</meta:editing-duration>
    <meta:editing-cycles>20</meta:editing-cycles>
    <meta:document-statistic meta:table-count="0" meta:image-count="0" meta:object-count="0" meta:page-count="2" meta:paragraph-count="30" meta:word-count="444" meta:character-count="2853" meta:non-whitespace-character-count="2460"/>
  </office:meta>
</office:document-meta>
</file>